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39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191919"/>
      <style:text-properties fo: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1">
      <style:table-cell-properties fo:background-color="#191919" style:text-align-source="fix" style:repeat-content="false" style:vertical-align="middle"/>
      <style:paragraph-properties fo:text-align="center"/>
      <style:text-properties fo:color="#ffffff"/>
    </style:style>
    <style:style style:name="ce8" style:family="table-cell" style:parent-style-name="Default" style:data-style-name="N11">
      <style:table-cell-properties fo:background-color="#191919"/>
      <style:text-properties fo:color="#ffffff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1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 style:data-style-name="N11">
      <style:text-properties fo:font-style="italic" style:font-style-asian="italic" style:font-style-complex="italic"/>
    </style:style>
    <style:style style:name="ce17" style:family="table-cell" style:parent-style-name="Default" style:data-style-name="N11">
      <style:text-properties fo:font-style="italic" style:font-style-asian="italic" style:font-style-complex="italic"/>
    </style:style>
    <style:style style:name="ce18" style:family="table-cell" style:parent-style-name="Default" style:data-style-name="N11">
      <style:table-cell-properties fo:background-color="#191919"/>
      <style:text-properties fo:color="#ffffff"/>
    </style:style>
    <style:style style:name="ce19" style:family="table-cell" style:parent-style-name="Default" style:data-style-name="N11"/>
    <style:style style:name="ce20" style:family="table-cell" style:parent-style-name="Default" style:data-style-name="N11"/>
    <style:style style:name="ce21" style:family="table-cell" style:parent-style-name="Default" style:data-style-name="N11"/>
    <style:style style:name="ce22" style:family="table-cell" style:parent-style-name="Default" style:data-style-name="N11"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11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/>
    <style:style style:name="ce26" style:family="table-cell" style:parent-style-name="Default" style:data-style-name="N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11"/>
    <style:style style:name="ce28" style:family="table-cell" style:parent-style-name="Default" style:data-style-name="N11"/>
    <style:style style:name="ce29" style:family="table-cell" style:parent-style-name="Default" style:data-style-name="N11"/>
    <style:style style:name="ce30" style:family="table-cell" style:parent-style-name="Default" style:data-style-name="N11"/>
    <style:style style:name="ce31" style:family="table-cell" style:parent-style-name="Default" style:data-style-name="N11"/>
    <style:style style:name="ce32" style:family="table-cell" style:parent-style-name="Default" style:data-style-name="N11"/>
    <style:style style:name="ce33" style:family="table-cell" style:parent-style-name="Default" style:data-style-name="N11">
      <style:text-properties fo:font-style="italic" style:font-style-asian="italic" style:font-style-complex="italic"/>
    </style:style>
    <style:style style:name="ce34" style:family="table-cell" style:parent-style-name="Default" style:data-style-name="N11">
      <style:text-properties fo:font-style="italic" style:font-style-asian="italic" style:font-style-complex="italic"/>
    </style:style>
    <style:style style:name="ce35" style:family="table-cell" style:parent-style-name="Default" style:data-style-name="N11">
      <style:text-properties fo:font-style="italic" style:font-style-asian="italic" style:font-style-complex="italic"/>
    </style:style>
    <style:style style:name="ce36" style:family="table-cell" style:parent-style-name="Default" style:data-style-name="N11">
      <style:text-properties fo:font-style="italic" style:font-style-asian="italic" style:font-style-complex="italic"/>
    </style:style>
    <style:style style:name="ce37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 style:data-style-name="N11">
      <style:text-properties fo:font-style="italic" style:font-style-asian="italic" style:font-style-complex="italic"/>
    </style:style>
    <style:style style:name="ce40" style:family="table-cell" style:parent-style-name="Default" style:data-style-name="N11">
      <style:text-properties fo:font-style="italic" style:font-style-asian="italic" style:font-style-complex="italic"/>
    </style:style>
    <style:style style:name="ce41" style:family="table-cell" style:parent-style-name="Default" style:data-style-name="N11">
      <style:text-properties fo:font-style="italic" style:font-style-asian="italic" style:font-style-complex="italic"/>
    </style:style>
    <style:style style:name="ce42" style:family="table-cell" style:parent-style-name="Default" style:data-style-name="N11">
      <style:text-properties fo:font-style="italic" style:font-style-asian="italic" style:font-style-complex="italic"/>
    </style:style>
    <style:style style:name="ce43" style:family="table-cell" style:parent-style-name="Default" style:data-style-name="N11">
      <style:text-properties fo:font-style="italic" style:font-style-asian="italic" style:font-style-complex="italic"/>
    </style:style>
    <style:style style:name="ce44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">
      <style:text-properties fo:font-style="italic" style:font-style-asian="italic" style:font-style-complex="italic"/>
    </style:style>
    <style:style style:name="ce47" style:family="table-cell" style:parent-style-name="Default" style:data-style-name="N11"/>
    <style:style style:name="ce4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ev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ce14"/>
        <table:table-column table:style-name="co3" table:number-columns-repeated="1014" table:default-cell-style-name="Default"/>
        <table:table-row table:style-name="ro1">
          <table:table-cell table:style-name="ce1" table:number-columns-repeated="2"/>
          <table:table-cell table:style-name="ce7" office:value-type="string" calcext:value-type="string" table:number-columns-spanned="2" table:number-rows-spanned="1">
            <text:p>Spanish (SOTA: 96.23%)</text:p>
          </table:table-cell>
          <table:covered-table-cell table:style-name="ce18"/>
          <table:table-cell table:style-name="ce7" office:value-type="string" calcext:value-type="string" table:number-columns-spanned="2" table:number-rows-spanned="1">
            <text:p>English (SOTA: 46.03%)</text:p>
          </table:table-cell>
          <table:covered-table-cell table:style-name="ce18"/>
          <table:table-cell table:style-name="ce7" office:value-type="string" calcext:value-type="string" table:number-columns-spanned="2" table:number-rows-spanned="1">
            <text:p>German (SOTA: 39.47%)</text:p>
          </table:table-cell>
          <table:covered-table-cell table:style-name="ce18"/>
          <table:table-cell table:style-name="ce7" office:value-type="string" calcext:value-type="string" table:number-columns-spanned="2" table:number-rows-spanned="1">
            <text:p>Multi</text:p>
          </table:table-cell>
          <table:covered-table-cell table:style-name="ce18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10 Epochs</text:p>
          </table:table-cell>
          <table:table-cell table:style-name="ce8" office:value-type="string" calcext:value-type="string">
            <text:p>100 Epochs</text:p>
          </table:table-cell>
          <table:table-cell table:style-name="ce8" office:value-type="string" calcext:value-type="string">
            <text:p>10 Epochs</text:p>
          </table:table-cell>
          <table:table-cell table:style-name="ce8" office:value-type="string" calcext:value-type="string">
            <text:p>100 Epochs</text:p>
          </table:table-cell>
          <table:table-cell table:style-name="ce8" office:value-type="string" calcext:value-type="string">
            <text:p>10 Epochs</text:p>
          </table:table-cell>
          <table:table-cell table:style-name="ce8" office:value-type="string" calcext:value-type="string">
            <text:p>100 Epochs</text:p>
          </table:table-cell>
          <table:table-cell table:style-name="ce8" office:value-type="string" calcext:value-type="string">
            <text:p>10 Epochs</text:p>
          </table:table-cell>
          <table:table-cell table:style-name="ce8" office:value-type="string" calcext:value-type="string">
            <text:p>100 Epoch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12">
            <text:p>mono</text:p>
          </table:table-cell>
          <table:table-cell office:value-type="string" calcext:value-type="string">
            <text:p>bert-base-multilingual-cased</text:p>
          </table:table-cell>
          <table:table-cell table:style-name="ce9" office:value-type="percentage" office:value="0.734475374732334" calcext:value-type="percentage">
            <text:p>73.45%</text:p>
          </table:table-cell>
          <table:table-cell table:style-name="ce9" office:value-type="percentage" office:value="0.851534618129907" calcext:value-type="percentage">
            <text:p>85.15%</text:p>
          </table:table-cell>
          <table:table-cell table:style-name="ce9" office:value-type="percentage" office:value="0.372591006423983" calcext:value-type="percentage">
            <text:p>37.26%</text:p>
          </table:table-cell>
          <table:table-cell table:style-name="ce9" office:value-type="percentage" office:value="0.374732334047109" calcext:value-type="percentage">
            <text:p>37.47%</text:p>
          </table:table-cell>
          <table:table-cell table:style-name="ce9" office:value-type="percentage" office:value="0.118421052631579" calcext:value-type="percentage">
            <text:p>11.84%</text:p>
          </table:table-cell>
          <table:table-cell table:style-name="ce10" office:value-type="percentage" office:value="0.210526315789474" calcext:value-type="percentage">
            <text:p>21.05%</text:p>
          </table:table-cell>
          <table:table-cell table:style-name="ce3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distilbert-base-multilingual-cased</text:p>
          </table:table-cell>
          <table:table-cell table:style-name="ce9" office:value-type="percentage" office:value="0.55960028551035" calcext:value-type="percentage">
            <text:p>55.96%</text:p>
          </table:table-cell>
          <table:table-cell table:style-name="ce9" office:value-type="percentage" office:value="0.694503925767309" calcext:value-type="percentage">
            <text:p>69.45%</text:p>
          </table:table-cell>
          <table:table-cell table:style-name="ce9" office:value-type="percentage" office:value="0.370449678800857" calcext:value-type="percentage">
            <text:p>37.04%</text:p>
          </table:table-cell>
          <table:table-cell table:style-name="ce9" office:value-type="percentage" office:value="0.379014989293362" calcext:value-type="percentage">
            <text:p>37.90%</text:p>
          </table:table-cell>
          <table:table-cell table:style-name="ce9" office:value-type="percentage" office:value="0.111842105263158" calcext:value-type="percentage">
            <text:p>11.18%</text:p>
          </table:table-cell>
          <table:table-cell table:style-name="ce9" office:value-type="percentage" office:value="0.125" calcext:value-type="percentage">
            <text:p>12.50%</text:p>
          </table:table-cell>
          <table:table-cell table:style-name="ce3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roberta-base</text:p>
          </table:table-cell>
          <table:table-cell table:style-name="ce9" office:value-type="percentage" office:value="0.765167737330478" calcext:value-type="percentage">
            <text:p>76.52%</text:p>
          </table:table-cell>
          <table:table-cell table:style-name="ce9" office:value-type="percentage" office:value="0.873661670235546" calcext:value-type="percentage">
            <text:p>87.37%</text:p>
          </table:table-cell>
          <table:table-cell table:style-name="ce9" office:value-type="percentage" office:value="0.383297644539615" calcext:value-type="percentage">
            <text:p>38.33%</text:p>
          </table:table-cell>
          <table:table-cell table:style-name="ce9" office:value-type="percentage" office:value="0.367237687366167" calcext:value-type="percentage">
            <text:p>36.72%</text:p>
          </table:table-cell>
          <table:table-cell table:style-name="ce9" office:value-type="percentage" office:value="0.151315789473684" calcext:value-type="percentage">
            <text:p>15.13%</text:p>
          </table:table-cell>
          <table:table-cell table:style-name="ce9" office:value-type="percentage" office:value="0.190789473684211" calcext:value-type="percentage">
            <text:p>19.08%</text:p>
          </table:table-cell>
          <table:table-cell table:style-name="ce34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roberta-large</text:p>
          </table:table-cell>
          <table:table-cell table:style-name="ce10" office:value-type="percentage" office:value="0.875802997858672" calcext:value-type="percentage">
            <text:p>87.58%</text:p>
          </table:table-cell>
          <table:table-cell table:style-name="ce10" office:value-type="percentage" office:value="0.930763740185582" calcext:value-type="percentage">
            <text:p>93.08%</text:p>
          </table:table-cell>
          <table:table-cell table:number-columns-repeated="2" table:style-name="ce10" office:value-type="percentage" office:value="0.387580299785867" calcext:value-type="percentage">
            <text:p>38.76%</text:p>
          </table:table-cell>
          <table:table-cell table:style-name="ce9" office:value-type="percentage" office:value="0.125" calcext:value-type="percentage">
            <text:p>12.50%</text:p>
          </table:table-cell>
          <table:table-cell table:style-name="ce9" office:value-type="percentage" office:value="0.171052631578947" calcext:value-type="percentage">
            <text:p>17.11%</text:p>
          </table:table-cell>
          <table:table-cell table:style-name="ce34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xlm-roberta-base</text:p>
          </table:table-cell>
          <table:table-cell table:style-name="ce9" office:value-type="percentage" office:value="0.615274803711635" calcext:value-type="percentage">
            <text:p>61.53%</text:p>
          </table:table-cell>
          <table:table-cell table:style-name="ce9" office:value-type="percentage" office:value="0.821556031406138" calcext:value-type="percentage">
            <text:p>82.16%</text:p>
          </table:table-cell>
          <table:table-cell table:style-name="ce9" office:value-type="percentage" office:value="0.376873661670236" calcext:value-type="percentage">
            <text:p>37.69%</text:p>
          </table:table-cell>
          <table:table-cell table:style-name="ce9" office:value-type="percentage" office:value="0.382226980728051" calcext:value-type="percentage">
            <text:p>38.22%</text:p>
          </table:table-cell>
          <table:table-cell table:style-name="ce9" office:value-type="percentage" office:value="0.0592105263157895" calcext:value-type="percentage">
            <text:p>5.92%</text:p>
          </table:table-cell>
          <table:table-cell table:style-name="ce9" office:value-type="percentage" office:value="0.184210526315789" calcext:value-type="percentage">
            <text:p>18.42%</text:p>
          </table:table-cell>
          <table:table-cell table:style-name="ce35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xlm-roberta-large</text:p>
          </table:table-cell>
          <table:table-cell table:style-name="ce9" office:value-type="percentage" office:value="0.851534618129907" calcext:value-type="percentage">
            <text:p>85.15%</text:p>
          </table:table-cell>
          <table:table-cell table:style-name="ce9" office:value-type="percentage" office:value="0.915060670949322" calcext:value-type="percentage">
            <text:p>91.51%</text:p>
          </table:table-cell>
          <table:table-cell table:number-columns-repeated="2" table:style-name="ce10" office:value-type="percentage" office:value="0.387580299785867" calcext:value-type="percentage">
            <text:p>38.76%</text:p>
          </table:table-cell>
          <table:table-cell table:style-name="ce9" office:value-type="percentage" office:value="0.0789473684210526" calcext:value-type="percentage">
            <text:p>7.89%</text:p>
          </table:table-cell>
          <table:table-cell table:style-name="ce10" office:value-type="percentage" office:value="0.210526315789474" calcext:value-type="percentage">
            <text:p>21.05%</text:p>
          </table:table-cell>
          <table:table-cell table:style-name="ce35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google/electra-base-discriminator</text:p>
          </table:table-cell>
          <table:table-cell table:style-name="ce9" office:value-type="percentage" office:value="0.485367594575303" calcext:value-type="percentage">
            <text:p>48.54%</text:p>
          </table:table-cell>
          <table:table-cell table:style-name="ce9" office:value-type="percentage" office:value="0.569593147751606" calcext:value-type="percentage">
            <text:p>56.96%</text:p>
          </table:table-cell>
          <table:table-cell table:style-name="ce9" office:value-type="percentage" office:value="0.372591006423983" calcext:value-type="percentage">
            <text:p>37.26%</text:p>
          </table:table-cell>
          <table:table-cell table:style-name="ce9" office:value-type="percentage" office:value="0.374732334047109" calcext:value-type="percentage">
            <text:p>37.47%</text:p>
          </table:table-cell>
          <table:table-cell table:style-name="ce9" office:value-type="percentage" office:value="0.0921052631578947" calcext:value-type="percentage">
            <text:p>9.21%</text:p>
          </table:table-cell>
          <table:table-cell table:style-name="ce9" office:value-type="percentage" office:value="0.151315789473684" calcext:value-type="percentage">
            <text:p>15.13%</text:p>
          </table:table-cell>
          <table:table-cell table:style-name="ce36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3" office:value-type="string" calcext:value-type="string">
            <text:p>dccuchile/bert-base-spanish-wwm-cased</text:p>
          </table:table-cell>
          <table:table-cell table:style-name="ce11" office:value-type="percentage" office:value="0.474660956459672" calcext:value-type="percentage">
            <text:p>47.47%</text:p>
          </table:table-cell>
          <table:table-cell table:style-name="ce11" office:value-type="percentage" office:value="0.72733761598858" calcext:value-type="percentage">
            <text:p>72.73%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3" table:number-columns-repeated="1014"/>
        </table:table-row>
        <table:table-row table:style-name="ro1">
          <table:covered-table-cell table:style-name="ce3"/>
          <table:table-cell table:style-name="ce3" office:value-type="string" calcext:value-type="string">
            <text:p>bert-base-german-cased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1" office:value-type="percentage" office:value="0.111842105263158" calcext:value-type="percentage">
            <text:p>11.18%</text:p>
          </table:table-cell>
          <table:table-cell table:style-name="ce11" office:value-type="percentage" office:value="0.217105263157895" calcext:value-type="percentage">
            <text:p>21.71%</text:p>
          </table:table-cell>
          <table:table-cell table:style-name="ce38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" table:number-columns-repeated="1014"/>
        </table:table-row>
        <table:table-row table:style-name="ro1">
          <table:covered-table-cell table:style-name="ce3"/>
          <table:table-cell table:style-name="ce3" office:value-type="string" calcext:value-type="string">
            <text:p>bert-large-cased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22" office:value-type="percentage" office:value="0.387580299785867" calcext:value-type="percentage">
            <text:p>38.76%</text:p>
          </table:table-cell>
          <table:table-cell table:style-name="ce11" office:value-type="percentage" office:value="0.377944325481799" calcext:value-type="percentage">
            <text:p>37.79%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" table:number-columns-repeated="1014"/>
        </table:table-row>
        <table:table-row table:style-name="ro1">
          <table:covered-table-cell/>
          <table:table-cell office:value-type="string" calcext:value-type="string">
            <text:p>albert-base-v2</text:p>
          </table:table-cell>
          <table:table-cell table:style-name="ce12" office:value-type="percentage" office:value="0.408993576017131" calcext:value-type="percentage">
            <text:p>40.90%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percentage" office:value="0.367237687366167" calcext:value-type="percentage">
            <text:p>36.72%</text:p>
          </table:table-cell>
          <table:table-cell table:style-name="ce24" office:value-type="string" calcext:value-type="string">
            <text:p>?</text:p>
          </table:table-cell>
          <table:table-cell table:style-name="ce12" office:value-type="percentage" office:value="0.0394736842105263" calcext:value-type="percentage">
            <text:p>3.95%</text:p>
          </table:table-cell>
          <table:table-cell table:style-name="ce29" office:value-type="string" calcext:value-type="string">
            <text:p>?</text:p>
          </table:table-cell>
          <table:table-cell table:style-name="ce3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albert-large-v2</text:p>
          </table:table-cell>
          <table:table-cell table:style-name="ce12" office:value-type="percentage" office:value="0.402569593147752" calcext:value-type="percentage">
            <text:p>40.26%</text:p>
          </table:table-cell>
          <table:table-cell table:style-name="ce19" office:value-type="string" calcext:value-type="string">
            <text:p>?</text:p>
          </table:table-cell>
          <table:table-cell table:style-name="ce23" office:value-type="percentage" office:value="0.387580299785867" calcext:value-type="percentage">
            <text:p>38.76%</text:p>
          </table:table-cell>
          <table:table-cell table:style-name="ce25" office:value-type="string" calcext:value-type="string">
            <text:p>?</text:p>
          </table:table-cell>
          <table:table-cell table:style-name="ce12" office:value-type="percentage" office:value="0.118421052631579" calcext:value-type="percentage">
            <text:p>11.84%</text:p>
          </table:table-cell>
          <table:table-cell table:style-name="ce30" office:value-type="string" calcext:value-type="string">
            <text:p>?</text:p>
          </table:table-cell>
          <table:table-cell table:style-name="ce3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9">
            <text:p>multi</text:p>
          </table:table-cell>
          <table:table-cell table:style-name="ce6" office:value-type="string" calcext:value-type="string">
            <text:p>bert-base-multilingual-cased</text:p>
          </table:table-cell>
          <table:table-cell table:style-name="ce13" office:value-type="percentage" office:value="0.753747323340471" calcext:value-type="percentage">
            <text:p>75.37%</text:p>
          </table:table-cell>
          <table:table-cell table:style-name="ce13" office:value-type="percentage" office:value="0.811563169164882" calcext:value-type="percentage">
            <text:p>81.16%</text:p>
          </table:table-cell>
          <table:table-cell table:style-name="ce13" office:value-type="percentage" office:value="0.374732334047109" calcext:value-type="percentage">
            <text:p>37.47%</text:p>
          </table:table-cell>
          <table:table-cell table:style-name="ce26" office:value-type="percentage" office:value="0.385438972162741" calcext:value-type="percentage">
            <text:p>38.54%</text:p>
          </table:table-cell>
          <table:table-cell table:style-name="ce13" office:value-type="percentage" office:value="0.217105263157895" calcext:value-type="percentage">
            <text:p>21.71%</text:p>
          </table:table-cell>
          <table:table-cell table:style-name="ce13" office:value-type="percentage" office:value="0.31578947368421" calcext:value-type="percentage">
            <text:p>31.58%</text:p>
          </table:table-cell>
          <table:table-cell table:style-name="ce13" office:value-type="percentage" office:value="0.578608765581021" calcext:value-type="percentage">
            <text:p>57.86%</text:p>
          </table:table-cell>
          <table:table-cell table:style-name="ce13" office:value-type="percentage" office:value="0.621230398069964" calcext:value-type="percentage">
            <text:p>62.12%</text:p>
          </table:table-cell>
          <table:table-cell table:style-name="ce6" table:number-columns-repeated="1014"/>
        </table:table-row>
        <table:table-row table:style-name="ro1">
          <table:covered-table-cell/>
          <table:table-cell office:value-type="string" calcext:value-type="string">
            <text:p>distilbert-base-multilingual-cased</text:p>
          </table:table-cell>
          <table:table-cell office:value-type="percentage" office:value="0.666666666666667" calcext:value-type="percentage">
            <text:p>66.67%</text:p>
          </table:table-cell>
          <table:table-cell office:value-type="percentage" office:value="0.673804425410421" calcext:value-type="percentage">
            <text:p>67.38%</text:p>
          </table:table-cell>
          <table:table-cell office:value-type="percentage" office:value="0.373661670235546" calcext:value-type="percentage">
            <text:p>37.37%</text:p>
          </table:table-cell>
          <table:table-cell office:value-type="percentage" office:value="0.366167023554604" calcext:value-type="percentage">
            <text:p>36.62%</text:p>
          </table:table-cell>
          <table:table-cell office:value-type="percentage" office:value="0.190789473684211" calcext:value-type="percentage">
            <text:p>19.08%</text:p>
          </table:table-cell>
          <table:table-cell office:value-type="percentage" office:value="0.171052631578947" calcext:value-type="percentage">
            <text:p>17.11%</text:p>
          </table:table-cell>
          <table:table-cell table:number-columns-repeated="2" office:value-type="percentage" office:value="0.527543224768798" calcext:value-type="percentage">
            <text:p>52.75%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roberta-base</text:p>
          </table:table-cell>
          <table:table-cell table:style-name="ce15" office:value-type="percentage" office:value="0.847251962883655" calcext:value-type="percentage">
            <text:p>84.73%</text:p>
          </table:table-cell>
          <table:table-cell office:value-type="percentage" office:value="0.819414703783012" calcext:value-type="percentage">
            <text:p>81.94%</text:p>
          </table:table-cell>
          <table:table-cell office:value-type="percentage" office:value="0.376873661670236" calcext:value-type="percentage">
            <text:p>37.69%</text:p>
          </table:table-cell>
          <table:table-cell office:value-type="percentage" office:value="0.375802997858672" calcext:value-type="percentage">
            <text:p>37.58%</text:p>
          </table:table-cell>
          <table:table-cell table:style-name="ce15" office:value-type="percentage" office:value="0.230263157894737" calcext:value-type="percentage">
            <text:p>23.03%</text:p>
          </table:table-cell>
          <table:table-cell office:value-type="percentage" office:value="0.269736842105263" calcext:value-type="percentage">
            <text:p>26.97%</text:p>
          </table:table-cell>
          <table:table-cell table:style-name="ce15" office:value-type="percentage" office:value="0.632891033373542" calcext:value-type="percentage">
            <text:p>63.29%</text:p>
          </table:table-cell>
          <table:table-cell office:value-type="percentage" office:value="0.619219943707278" calcext:value-type="percentage">
            <text:p>61.92%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roberta-large</text:p>
          </table:table-cell>
          <table:table-cell office:value-type="percentage" office:value="0.052819414703783" calcext:value-type="percentage">
            <text:p>5.28%</text:p>
          </table:table-cell>
          <table:table-cell table:style-name="ce15" office:value-type="percentage" office:value="0.882940756602427" calcext:value-type="percentage">
            <text:p>88.29%</text:p>
          </table:table-cell>
          <table:table-cell table:style-name="ce15" office:value-type="percentage" office:value="0.387580299785867" calcext:value-type="percentage">
            <text:p>38.76%</text:p>
          </table:table-cell>
          <table:table-cell office:value-type="percentage" office:value="0.370449678800857" calcext:value-type="percentage">
            <text:p>37.04%</text:p>
          </table:table-cell>
          <table:table-cell office:value-type="percentage" office:value="0.171052631578947" calcext:value-type="percentage">
            <text:p>17.11%</text:p>
          </table:table-cell>
          <table:table-cell office:value-type="percentage" office:value="0.289473684210526" calcext:value-type="percentage">
            <text:p>28.95%</text:p>
          </table:table-cell>
          <table:table-cell office:value-type="percentage" office:value="0.185765983112183" calcext:value-type="percentage">
            <text:p>18.58%</text:p>
          </table:table-cell>
          <table:table-cell office:value-type="percentage" office:value="0.654201849618014" calcext:value-type="percentage">
            <text:p>65.42%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xlm-roberta-base</text:p>
          </table:table-cell>
          <table:table-cell office:value-type="percentage" office:value="0.658101356174161" calcext:value-type="percentage">
            <text:p>65.81%</text:p>
          </table:table-cell>
          <table:table-cell office:value-type="percentage" office:value="0.844396859386153" calcext:value-type="percentage">
            <text:p>84.44%</text:p>
          </table:table-cell>
          <table:table-cell office:value-type="percentage" office:value="0.381156316916488" calcext:value-type="percentage">
            <text:p>38.12%</text:p>
          </table:table-cell>
          <table:table-cell office:value-type="percentage" office:value="0.383297644539615" calcext:value-type="percentage">
            <text:p>38.33%</text:p>
          </table:table-cell>
          <table:table-cell office:value-type="percentage" office:value="0.151315789473684" calcext:value-type="percentage">
            <text:p>15.13%</text:p>
          </table:table-cell>
          <table:table-cell office:value-type="percentage" office:value="0.223684210526316" calcext:value-type="percentage">
            <text:p>22.37%</text:p>
          </table:table-cell>
          <table:table-cell office:value-type="percentage" office:value="0.523120225170889" calcext:value-type="percentage">
            <text:p>52.31%</text:p>
          </table:table-cell>
          <table:table-cell office:value-type="percentage" office:value="0.63329312424608" calcext:value-type="percentage">
            <text:p>63.33%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xlm-roberta-large</text:p>
          </table:table-cell>
          <table:table-cell office:value-type="percentage" office:value="0.046395431834404" calcext:value-type="percentage">
            <text:p>4.64%</text:p>
          </table:table-cell>
          <table:table-cell office:value-type="percentage" office:value="0.881513204853676" calcext:value-type="percentage">
            <text:p>88.15%</text:p>
          </table:table-cell>
          <table:table-cell table:style-name="ce15" office:value-type="percentage" office:value="0.387580299785867" calcext:value-type="percentage">
            <text:p>38.76%</text:p>
          </table:table-cell>
          <table:table-cell office:value-type="percentage" office:value="0.380085653104925" calcext:value-type="percentage">
            <text:p>38.01%</text:p>
          </table:table-cell>
          <table:table-cell office:value-type="percentage" office:value="0.171052631578947" calcext:value-type="percentage">
            <text:p>17.11%</text:p>
          </table:table-cell>
          <table:table-cell table:style-name="ce15" office:value-type="percentage" office:value="0.348684210526316" calcext:value-type="percentage">
            <text:p>34.87%</text:p>
          </table:table-cell>
          <table:table-cell office:value-type="percentage" office:value="0.182147165259349" calcext:value-type="percentage">
            <text:p>18.21%</text:p>
          </table:table-cell>
          <table:table-cell table:style-name="ce15" office:value-type="percentage" office:value="0.660635303578609" calcext:value-type="percentage">
            <text:p>66.06%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google/electra-base-discriminator</text:p>
          </table:table-cell>
          <table:table-cell office:value-type="string" calcext:value-type="string">
            <text:p>?</text:p>
          </table:table-cell>
          <table:table-cell office:value-type="percentage" office:value="0.541042112776588" calcext:value-type="percentage">
            <text:p>54.10%</text:p>
          </table:table-cell>
          <table:table-cell office:value-type="string" calcext:value-type="string">
            <text:p>?</text:p>
          </table:table-cell>
          <table:table-cell office:value-type="percentage" office:value="0.372591006423983" calcext:value-type="percentage">
            <text:p>37.26%</text:p>
          </table:table-cell>
          <table:table-cell office:value-type="string" calcext:value-type="string">
            <text:p>?</text:p>
          </table:table-cell>
          <table:table-cell office:value-type="percentage" office:value="0.177631578947368" calcext:value-type="percentage">
            <text:p>17.76%</text:p>
          </table:table-cell>
          <table:table-cell office:value-type="string" calcext:value-type="string">
            <text:p>?</text:p>
          </table:table-cell>
          <table:table-cell office:value-type="percentage" office:value="0.45556895858464" calcext:value-type="percentage">
            <text:p>45.56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5" office:value-type="string" calcext:value-type="string">
            <text:p>albert-base-v2</text:p>
          </table:table-cell>
          <table:table-cell table:style-name="ce16" office:value-type="percentage" office:value="0.341184867951463" calcext:value-type="percentage">
            <text:p>34.12%</text:p>
          </table:table-cell>
          <table:table-cell table:style-name="ce20" office:value-type="string" calcext:value-type="string">
            <text:p>?</text:p>
          </table:table-cell>
          <table:table-cell table:style-name="ce17" office:value-type="percentage" office:value="0.370449678800857" calcext:value-type="percentage">
            <text:p>37.04%</text:p>
          </table:table-cell>
          <table:table-cell table:style-name="ce27" office:value-type="string" calcext:value-type="string">
            <text:p>?</text:p>
          </table:table-cell>
          <table:table-cell table:style-name="ce17" office:value-type="percentage" office:value="0.105263157894737" calcext:value-type="percentage">
            <text:p>10.53%</text:p>
          </table:table-cell>
          <table:table-cell table:style-name="ce31" office:value-type="string" calcext:value-type="string">
            <text:p>?</text:p>
          </table:table-cell>
          <table:table-cell table:style-name="ce17" office:value-type="percentage" office:value="0.337756332931243" calcext:value-type="percentage">
            <text:p>33.78%</text:p>
          </table:table-cell>
          <table:table-cell table:style-name="ce47" office:value-type="string" calcext:value-type="string">
            <text:p>?</text:p>
          </table:table-cell>
          <table:table-cell table:style-name="ce5" table:number-columns-repeated="1014"/>
        </table:table-row>
        <table:table-row table:style-name="ro1">
          <table:covered-table-cell table:style-name="ce5"/>
          <table:table-cell table:style-name="ce5" office:value-type="string" calcext:value-type="string">
            <text:p>albert-large-v2</text:p>
          </table:table-cell>
          <table:table-cell table:style-name="ce17" office:value-type="percentage" office:value="0.046395431834404" calcext:value-type="percentage">
            <text:p>4.64%</text:p>
          </table:table-cell>
          <table:table-cell table:style-name="ce21" office:value-type="string" calcext:value-type="string">
            <text:p>?</text:p>
          </table:table-cell>
          <table:table-cell table:style-name="ce17" office:value-type="percentage" office:value="0.386509635974304" calcext:value-type="percentage">
            <text:p>38.65%</text:p>
          </table:table-cell>
          <table:table-cell table:style-name="ce28" office:value-type="string" calcext:value-type="string">
            <text:p>?</text:p>
          </table:table-cell>
          <table:table-cell table:style-name="ce17" office:value-type="percentage" office:value="0.105263157894737" calcext:value-type="percentage">
            <text:p>10.53%</text:p>
          </table:table-cell>
          <table:table-cell table:style-name="ce32" office:value-type="string" calcext:value-type="string">
            <text:p>?</text:p>
          </table:table-cell>
          <table:table-cell table:style-name="ce17" office:value-type="percentage" office:value="0.17772416566144" calcext:value-type="percentage">
            <text:p>17.77%</text:p>
          </table:table-cell>
          <table:table-cell table:style-name="ce48" office:value-type="string" calcext:value-type="string">
            <text:p>?</text:p>
          </table:table-cell>
          <table:table-cell table:style-name="ce5" table:number-columns-repeated="101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val.C3:eval.H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C13:eval.E13 eval.G13:eval.G14 eval.C14:eval.C14 eval.E14:eval.E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C1:eval.J2 eval.C24:eval.J1048576 eval.C22:eval.C23 eval.I22:eval.I23 eval.E22:eval.E23 eval.G22:eval.G23 eval.C15:eval.J21 eval.C3:eval.H12 eval.J12:eval.J12 eval.J4:eval.J4 eval.J8:eval.J8 eval.C14:eval.C14 eval.G14:eval.G14 eval.C13:eval.E13 eval.G13:eval.G13 eval.E14:eval.E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3:eval.I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3:eval.I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5:eval.I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5:eval.I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7:eval.I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7:eval.I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9:eval.I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9:eval.I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11:eval.I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11:eval.I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13:eval.I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13:eval.I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3:eval.J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3:eval.J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5:eval.J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5:eval.J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7:eval.J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7:eval.J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9:eval.J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9:eval.J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11:eval.J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11:eval.J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13:eval.J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13:eval.J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14:eval.D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14:eval.D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13:eval.F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13:eval.F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14:eval.F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14:eval.F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13:eval.H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13:eval.H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14:eval.H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14:eval.H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22:eval.D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22:eval.D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23:eval.D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23:eval.D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22:eval.F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22:eval.F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23:eval.F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23:eval.F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22:eval.H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22:eval.H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23:eval.H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23:eval.H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22:eval.J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22:eval.J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23:eval.J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23:eval.J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vier de la Rosa</meta:initial-creator>
    <meta:creation-date>2020-10-08T10:06:34.475623638</meta:creation-date>
    <dc:date>2020-10-15T11:00:20.549819353</dc:date>
    <dc:creator>Javier de la Rosa</dc:creator>
    <meta:editing-duration>P6DT1H3M53S</meta:editing-duration>
    <meta:editing-cycles>1</meta:editing-cycles>
    <meta:generator>LibreOffice/6.4.6.2$Linux_X86_64 LibreOffice_project/40$Build-2</meta:generator>
    <meta:document-statistic meta:table-count="1" meta:cell-count="203" meta:object-count="0"/>
  </office:meta>
</office:document-meta>
</file>